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e3bd" officeooo:paragraph-rsid="0013e3bd"/>
    </style:style>
    <style:style style:name="P2" style:family="paragraph" style:parent-style-name="Standard">
      <style:text-properties fo:font-weight="bold" officeooo:rsid="0013e3bd" officeooo:paragraph-rsid="0013e3b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aef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ody {background-color: tan}</text:span> → Seleccionamos el body y le damos color de fondo (tan es el código del color).</text:p>
      <text:p text:style-name="P1"/>
      <text:p text:style-name="P1"><text:span text:style-name="T1">h1 {color:maroon; font-size:20pt}</text:span> → Seleccionamos todos los h1 y le damos color a la letra para que sea marrón , además de darle tamaño de 20 (pt = unidad de medida).</text:p>
      <text:p text:style-name="P1"/>
      <text:p text:style-name="P2">hr {color:navy} → <text:span text:style-name="T2">Seleccionamos hr (hace una separación de párrafo, que se suele usar para cambiar de tema en los párrafos.</text:span></text:p>
      <text:p text:style-name="P2"><text:span text:style-name="T2"/></text:p>
      <text:p text:style-name="P2">p {font-size:12pt; margin-left: 15px} → <text:span text:style-name="T2">Seleccionamos p (párrafo), le damos tamaño de letra 12, dejando de margen a la izquierda de la página para empezar el texto 15 píxeles.</text:span></text:p>
      <text:p text:style-name="P2"/>
      <text:p text:style-name="P2">p.verse {color:maroon; margin-left: 60px} → <text:span text:style-name="T2">Seleccionamos los párrafos que tengan como clase “verse”, dándoles color marrón a las letras de dentro, además de dejar también margen a la izquierda de 60 píxeles.</text:span></text:p>
      <text:p text:style-name="P2"><text:span text:style-name="T2"/></text:p>
      <text:p text:style-name="P2">a:link <text:s text:c="4"/>{color:green} <text:span text:style-name="T2">→ Seleccionamos los a (links) que están sin usar y les damos color verde como predeterminado.</text:span></text:p>
      <text:p text:style-name="P2"><text:span text:style-name="T2"/></text:p>
      <text:p text:style-name="P2">a:visited <text:s/>{color:yellow} <text:span text:style-name="T2">→Seleccionamos los a que están visitados (es decir, hemos hecho click en ellos) y establecemos que se muestren en amarillo. </text:span></text:p>
      <text:p text:style-name="P2"><text:span text:style-name="T2"/></text:p>
      <text:p text:style-name="P2">a:hover <text:s text:c="3"/>{color:black}<text:span text:style-name="T2"> →Seleccionamos los </text:span><text:span text:style-name="T3">a en los que ponemos el ratón encima, haciendo que cuando esto suceda el color de la letra sea negro.</text:span><text:span text:style-name="T2"> </text:span></text:p>
      <text:p text:style-name="P2"><text:span text:style-name="T2"/></text:p>
      <text:p text:style-name="P2">a:active <text:s text:c="2"/>{color:blue} <text:span text:style-name="T2">→ </text:span><text:span text:style-name="T3">Seleccionamos los a que estén activos (cuando le damos click), y hacemos que en el momento en que el click se da, la letra se torne azul.</text:span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1:57:52.806568432</meta:creation-date>
    <dc:date>2017-11-15T12:12:29.338647065</dc:date>
    <meta:editing-duration>PT2M36S</meta:editing-duration>
    <meta:editing-cycles>1</meta:editing-cycles>
    <meta:document-statistic meta:table-count="0" meta:image-count="0" meta:object-count="0" meta:page-count="1" meta:paragraph-count="9" meta:word-count="226" meta:character-count="1357" meta:non-whitespace-character-count="1128"/>
    <meta:generator>LibreOffice/5.1.6.2$Linux_X86_64 LibreOffice_project/10m0$Build-2</meta:generator>
  </office:meta>
</office:document-meta>
</file>